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B" style:family="table-column">
      <style:table-column-properties style:column-width="0.866in" style:rel-column-width="8192*"/>
    </style:style>
    <style:style style:name="Table4.1" style:family="table-row">
      <style:table-row-properties style:min-row-height="0.5049in"/>
    </style:style>
    <style:style style:name="Table4.A1" style:family="table-cell">
      <style:table-cell-properties fo:padding="0.0382in" fo:border="0.5pt solid #000000" style:writing-mode="page"/>
    </style:style>
    <style:style style:name="Table4.C1" style:family="table-cell">
      <style:table-cell-properties fo:padding="0.0382in" fo:border-left="none" fo:border-right="none" fo:border-top="0.5pt solid #000000" fo:border-bottom="0.5pt solid #000000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1.0639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style:border-line-width-left="0.0049in 0.0049in 0.0049in" style:border-line-width-top="0.0049in 0.0049in 0.0049in" style:border-line-width-bottom="0.0049in 0.0049in 0.0049in" fo:padding="0.0382in" fo:border-left="1.05pt double #000000" fo:border-right="none" fo:border-top="1.05pt double #000000" fo:border-bottom="1.05pt double #000000" style:writing-mode="page">
        <style:background-image/>
      </style:table-cell-properties>
    </style:style>
    <style:style style:name="Table3.D1" style:family="table-cell">
      <style:table-cell-properties style:vertical-align="middle" fo:background-color="transparent" style:border-line-width="0.0049in 0.0049in 0.0049in" fo:padding="0.0382in" fo:border="1.05pt double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style:border-line-width-left="0.0049in 0.0049in 0.0049in" style:border-line-width-bottom="0.0049in 0.0049in 0.0049in" fo:padding="0.0382in" fo:border-left="1.05pt double #000000" fo:border-right="none" fo:border-top="none" fo:border-bottom="1.05pt double #000000" style:writing-mode="page">
        <style:background-image/>
      </style:table-cell-properties>
    </style:style>
    <style:style style:name="Table3.D2" style:family="table-cell">
      <style:table-cell-properties style:vertical-align="middle" fo:background-color="transparent" style:border-line-width-left="0.0049in 0.0049in 0.0049in" style:border-line-width-right="0.0049in 0.0049in 0.0049in" style:border-line-width-bottom="0.0049in 0.0049in 0.0049in" fo:padding="0.0382in" fo:border-left="1.05pt double #000000" fo:border-right="1.05pt double #000000" fo:border-top="none" fo:border-bottom="1.05pt double #000000" style:writing-mode="page">
        <style:background-image/>
      </style:table-cell-properties>
    </style:style>
    <style:style style:name="Table3.C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15f0c2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ff0000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ff0000" fo:letter-spacing="normal" fo:font-style="normal" fo:font-weight="normal" officeooo:rsid="0017463f" officeooo:paragraph-rsid="0017463f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ff0000" fo:letter-spacing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margin-top="0in" fo:margin-bottom="0.1965in" loext:contextual-spacing="false" fo:orphans="2" fo:widows="2"/>
    </style:style>
    <style:style style:name="P8" style:family="paragraph" style:parent-style-name="Standard">
      <style:text-properties officeooo:rsid="00131845" officeooo:paragraph-rsid="00131845"/>
    </style:style>
    <style:style style:name="P9" style:family="paragraph" style:parent-style-name="Standard">
      <style:text-properties officeooo:rsid="00131845" officeooo:paragraph-rsid="0014c71f"/>
    </style:style>
    <style:style style:name="P10" style:family="paragraph" style:parent-style-name="Standard">
      <style:text-properties officeooo:rsid="00131845" officeooo:paragraph-rsid="0015f0c2"/>
    </style:style>
    <style:style style:name="P11" style:family="paragraph" style:parent-style-name="Standard">
      <style:text-properties officeooo:rsid="00131845" officeooo:paragraph-rsid="00188f77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845" officeooo:paragraph-rsid="001318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13b211" officeooo:paragraph-rsid="0013b211"/>
    </style:style>
    <style:style style:name="P14" style:family="paragraph" style:parent-style-name="Standard">
      <style:text-properties officeooo:rsid="0013b211" officeooo:paragraph-rsid="0015f0c2"/>
    </style:style>
    <style:style style:name="P15" style:family="paragraph" style:parent-style-name="Standard">
      <style:text-properties officeooo:rsid="0013b211" officeooo:paragraph-rsid="00188f77"/>
    </style:style>
    <style:style style:name="P16" style:family="paragraph" style:parent-style-name="Standard">
      <style:text-properties officeooo:rsid="0014c71f" officeooo:paragraph-rsid="0014c71f"/>
    </style:style>
    <style:style style:name="P17" style:family="paragraph" style:parent-style-name="Standard">
      <style:text-properties fo:font-weight="bold" officeooo:rsid="00131845" officeooo:paragraph-rsid="0014c71f" style:font-weight-asian="bold" style:font-weight-complex="bold"/>
    </style:style>
    <style:style style:name="P18" style:family="paragraph" style:parent-style-name="Standard">
      <style:text-properties fo:font-weight="bold" officeooo:rsid="00131845" officeooo:paragraph-rsid="00131845" style:font-weight-asian="bold" style:font-weight-complex="bold"/>
    </style:style>
    <style:style style:name="P19" style:family="paragraph" style:parent-style-name="Standard">
      <style:text-properties fo:font-weight="bold" officeooo:rsid="0015f0c2" officeooo:paragraph-rsid="00188f77" style:font-weight-asian="bold" style:font-weight-complex="bold"/>
    </style:style>
    <style:style style:name="P20" style:family="paragraph" style:parent-style-name="Standard">
      <style:text-properties officeooo:rsid="0015f0c2" officeooo:paragraph-rsid="00188f77"/>
    </style:style>
    <style:style style:name="P21" style:family="paragraph" style:parent-style-name="Standard">
      <style:text-properties officeooo:rsid="0017463f" officeooo:paragraph-rsid="0017463f"/>
    </style:style>
    <style:style style:name="P22" style:family="paragraph" style:parent-style-name="Standard">
      <style:text-properties fo:color="#c9211e" officeooo:rsid="00131845" officeooo:paragraph-rsid="00131845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211" officeooo:paragraph-rsid="0013b2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c9211e"/>
    </style:style>
    <style:style style:name="P26" style:family="paragraph" style:parent-style-name="Table_20_Contents">
      <style:text-properties fo:color="#c9211e" officeooo:rsid="0014c71f" officeooo:paragraph-rsid="0014c71f"/>
    </style:style>
    <style:style style:name="P2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68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8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88d" officeooo:paragraph-rsid="001868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in" fo:margin-bottom="0in" loext:contextual-spacing="false" fo:line-height="100%" fo:orphans="2" fo:widows="2"/>
      <style:text-properties officeooo:rsid="0013b211" officeooo:paragraph-rsid="00188f77"/>
    </style:style>
    <style:style style:name="P32" style:family="paragraph" style:parent-style-name="Text_20_body">
      <style:paragraph-properties fo:margin-top="0in" fo:margin-bottom="0in" loext:contextual-spacing="false" fo:line-height="100%" fo:orphans="2" fo:widows="2"/>
      <style:text-properties officeooo:paragraph-rsid="00131845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50517" style:font-name="serif" fo:font-size="10.5500001907349pt" fo:letter-spacing="normal" fo:font-style="normal" fo:font-weight="normal"/>
    </style:style>
    <style:style style:name="T3" style:family="text">
      <style:text-properties fo:font-variant="normal" fo:text-transform="none" fo:color="#050517" style:font-name="serif" fo:font-size="10.5500001907349pt" fo:letter-spacing="normal" fo:font-style="normal" fo:font-weight="normal" officeooo:rsid="00131845"/>
    </style:style>
    <style:style style:name="T4" style:family="text">
      <style:text-properties fo:font-variant="normal" fo:text-transform="none" fo:color="#050517" style:font-name="serif" fo:font-size="10.5500001907349pt" fo:letter-spacing="normal" fo:font-style="normal" fo:font-weight="normal" officeooo:rsid="0013b211"/>
    </style:style>
    <style:style style:name="T5" style:family="text">
      <style:text-properties fo:font-variant="normal" fo:text-transform="none" fo:color="#0000ff" fo:letter-spacing="normal" fo:font-style="normal" fo:font-weight="normal"/>
    </style:style>
    <style:style style:name="T6" style:family="text">
      <style:text-properties fo:font-variant="normal" fo:text-transform="none" fo:color="#008000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4444ff" fo:letter-spacing="normal" fo:font-style="normal" fo:font-weight="normal"/>
    </style:style>
    <style:style style:name="T10" style:family="text">
      <style:text-properties officeooo:rsid="0013b211"/>
    </style:style>
    <style:style style:name="T11" style:family="text">
      <style:text-properties officeooo:rsid="0014c71f"/>
    </style:style>
    <style:style style:name="T12" style:family="text">
      <style:text-properties fo:color="#729fcf" fo:font-size="18pt" style:text-underline-style="solid" style:text-underline-width="auto" style:text-underline-color="font-color" fo:font-weight="bold" officeooo:rsid="001a3f4e" style:font-size-asian="18pt" style:font-weight-asian="bold" style:font-size-complex="18pt" style:font-weight-complex="bold"/>
    </style:style>
    <style:style style:name="T13" style:family="text">
      <style:text-properties fo:color="#729fcf" fo:font-size="18pt" style:text-underline-style="solid" style:text-underline-width="auto" style:text-underline-color="font-color" fo:font-weight="bold" officeooo:rsid="00214d2d" style:font-size-asian="18pt" style:font-weight-asian="bold" style:font-size-complex="18pt" style:font-weight-complex="bold"/>
    </style:style>
    <style:style style:name="T14" style:family="text">
      <style:text-properties fo:color="#729fcf" fo:font-size="18pt" style:text-underline-style="solid" style:text-underline-width="auto" style:text-underline-color="font-color" fo:font-weight="bold" officeooo:rsid="001afd36" style:font-size-asian="18pt" style:font-weight-asian="bold" style:font-size-complex="18pt" style:font-weight-complex="bold"/>
    </style:style>
    <style:style style:name="T15" style:family="text">
      <style:text-properties fo:color="#729fcf" style:text-underline-style="solid" style:text-underline-width="auto" style:text-underline-color="font-color" fo:font-weight="bold" officeooo:rsid="001a3f4e" style:font-weight-asian="bold" style:font-weight-complex="bold"/>
    </style:style>
    <style:style style:name="T16" style:family="text">
      <style:text-properties fo:color="#729fcf" fo:font-size="14pt" style:text-underline-style="solid" style:text-underline-width="auto" style:text-underline-color="font-color" fo:font-weight="bold" officeooo:rsid="0015f0c2" style:font-size-asian="14pt" style:font-weight-asian="bold" style:font-size-complex="14pt" style:font-weight-complex="bold"/>
    </style:style>
    <style:style style:name="T17" style:family="text">
      <style:text-properties fo:color="#729fcf" fo:font-size="14pt" style:text-underline-style="none" fo:font-weight="bold" officeooo:rsid="00214d2d" style:font-size-asian="14pt" style:font-weight-asian="bold" style:font-size-complex="14pt" style:font-weight-complex="bold"/>
    </style:style>
    <style:style style:name="T18" style:family="text">
      <style:text-properties fo:color="#729fcf" style:font-name="Liberation Sans" fo:font-size="14pt" style:text-underline-style="none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9" style:family="text">
      <style:text-properties fo:color="#729fcf" style:font-name="Liberation Sans" fo:font-size="14pt" style:text-underline-style="none" fo:font-weight="bold" officeooo:rsid="0015f0c2" style:font-name-asian="Noto Sans CJK SC" style:font-size-asian="14pt" style:font-weight-asian="bold" style:font-name-complex="Lohit Devanagari" style:font-size-complex="14pt" style:font-weight-complex="bold"/>
    </style:style>
    <style:style style:name="T20" style:family="text">
      <style:text-properties fo:color="#008000" fo:font-style="normal" fo:font-weight="normal"/>
    </style:style>
    <style:style style:name="T21" style:family="text">
      <style:text-properties fo:color="#ff0000" fo:font-style="normal" fo:font-weight="normal"/>
    </style:style>
    <style:style style:name="T22" style:family="text">
      <style:text-properties fo:color="#4444ff" fo:font-style="normal" fo:font-weight="normal"/>
    </style:style>
    <style:style style:name="T23" style:family="text">
      <style:text-properties officeooo:rsid="0018688d"/>
    </style:style>
    <style:style style:name="T24" style:family="text">
      <style:text-properties fo:color="#c9211e" officeooo:rsid="0014c71f"/>
    </style:style>
    <style:style style:name="T25" style:family="text">
      <style:text-properties fo:color="#c9211e" officeooo:rsid="001b91aa"/>
    </style:style>
    <style:style style:name="T26" style:family="text">
      <style:text-properties fo:color="#c9211e" officeooo:rsid="00188f77"/>
    </style:style>
    <style:style style:name="T27" style:family="text">
      <style:text-properties officeooo:rsid="00188f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2">Day </text:span><text:span text:style-name="T14">6</text:span><text:span text:style-name="T12"> </text:span><text:span text:style-name="T15">– </text:span><text:span text:style-name="T16">Precedence and Conditionals</text:span></text:p>
      <text:p text:style-name="Standard"/>
      <text:p text:style-name="P10"><text:span text:style-name="T18">Precedence v Associativity</text:span><text:span text:style-name="T17">:</text:span></text:p>
      <text:p text:style-name="P8"/>
      <text:p text:style-name="P17">Precedence: </text:p>
      <text:p text:style-name="P9"><text:s text:c="11"/></text:p>
      <table:table table:name="Table4" table:style-name="Table4">
        <table:table-column table:style-name="Table4.A"/>
        <table:table-column table:style-name="Table4.B" table:number-columns-repeated="7"/>
        <table:table-row table:style-name="Table4.1">
          <table:table-cell table:style-name="Table4.A1" office:value-type="string">
            <text:p text:style-name="P25"><text:s text:c="6"/>!</text:p>
          </table:table-cell>
          <table:table-cell table:style-name="Table4.A1" office:value-type="string">
            <text:p text:style-name="P25"><text:s text:c="2"/>* / %</text:p>
          </table:table-cell>
          <table:table-cell table:style-name="Table4.C1" office:value-type="string">
            <text:p text:style-name="P26">+ - </text:p>
          </table:table-cell>
          <table:table-cell table:style-name="Table4.A1" office:value-type="string">
            <text:p text:style-name="P26">&lt; <text:s/>&lt;= <text:s text:c="2"/>&gt; <text:s text:c="3"/>&gt;=</text:p>
          </table:table-cell>
          <table:table-cell table:style-name="Table4.C1" office:value-type="string">
            <text:p text:style-name="P25"><text:s/><text:span text:style-name="T11">== <text:s text:c="2"/>!=</text:span></text:p>
          </table:table-cell>
          <table:table-cell table:style-name="Table4.A1" office:value-type="string">
            <text:p text:style-name="P26">&amp;&amp;</text:p>
          </table:table-cell>
          <table:table-cell table:style-name="Table4.C1" office:value-type="string">
            <text:p text:style-name="P26"><text:s text:c="6"/>||</text:p>
          </table:table-cell>
          <table:table-cell table:style-name="Table4.A1" office:value-type="string">
            <text:p text:style-name="P26"><text:s text:c="3"/>= </text:p>
          </table:table-cell>
        </table:table-row>
      </table:table>
      <text:p text:style-name="P9"/>
      <text:p text:style-name="P16"><text:tab/>ex:</text:p>
      <text:p text:style-name="P9"/>
      <text:p text:style-name="P9"><text:tab/><text:tab/><text:span text:style-name="T26">2 + 3*5</text:span></text:p>
      <text:p text:style-name="P9"><text:tab/><text:tab/></text:p>
      <text:p text:style-name="P9"/>
      <text:p text:style-name="P9"/>
      <text:p text:style-name="P16"><text:tab/>* Look online for c++ operator precedence list when unsure or use parentheses</text:p>
      <text:p text:style-name="P8"/>
      <text:p text:style-name="P18">Associativity:</text:p>
      <text:p text:style-name="P8"><text:tab/>* <text:span text:style-name="T11">what happens when both operations are the same?</text:span></text:p>
      <text:p text:style-name="P11"><text:tab/><text:tab/>- <text:span text:style-name="T11">for the most part, it will be _________________ but there are some cases where it is right to left <text:s text:c="4"/></text:span><text:span text:style-name="T24"><text:s text:c="2"/></text:span><text:span text:style-name="T25">(ex of right to left: <text:s/>a=b=0)</text:span></text:p>
      <text:p text:style-name="P16">ex:</text:p>
      <text:p text:style-name="P8"/>
      <text:p text:style-name="P8"><text:tab/><text:span text:style-name="T26">1 &lt; x &lt; 10 <text:s/>→ (1&lt; x) &lt; 10 <text:s/>→ (0 or 1) &lt; 10 <text:s/>→ 1</text:span></text:p>
      <text:p text:style-name="P22"><text:tab/><text:span text:style-name="T27">(1 + 3 + 5) </text:span></text:p>
      <text:p text:style-name="P8"/>
      <text:p text:style-name="P8"/>
      <text:p text:style-name="P10"><text:span text:style-name="T19">I</text:span><text:span text:style-name="T18">F ELSE --- Conditional Statements</text:span><text:span text:style-name="T17">:</text:span></text:p>
      <text:p text:style-name="P8"/>
      <text:p text:style-name="P8"/>
      <table:table table:name="Table1" table:style-name="Table1" table:template-name="Default Style">
        <table:table-column table:style-name="Table1.A"/>
        <table:table-column table:style-name="Table1.B"/>
        <table:table-row table:style-name="TableLine94292030203248">
          <table:table-cell table:style-name="Table1.A1" office:value-type="string">
            <text:p text:style-name="P12">if number is even, </text:p>
            <text:p text:style-name="P12"/>
            <text:p text:style-name="P12"><text:tab/>then print even</text:p>
            <text:p text:style-name="P12"/>
            <text:p text:style-name="P12">otherwise (else),</text:p>
            <text:p text:style-name="P12"/>
            <text:p text:style-name="P12"><text:tab/>then print odd</text:p>
          </table:table-cell>
          <table:table-cell table:style-name="Table1.B1" office:value-type="string">
            <text:p text:style-name="P29">if (number %2 == 0) {</text:p>
            <text:p text:style-name="P27"><text:s text:c="11"/><text:span text:style-name="T23">cout &lt;&lt; “even” &lt;&lt; endl;</text:span></text:p>
            <text:p text:style-name="P30">}</text:p>
            <text:p text:style-name="P30">else {</text:p>
            <text:p text:style-name="P30"><text:s text:c="11"/>cout &lt;&lt; “odd” &lt;&lt; endl;</text:p>
            <text:p text:style-name="P30">}</text:p>
          </table:table-cell>
        </table:table-row>
      </table:table>
      <text:p text:style-name="P8"/>
      <text:p text:style-name="P8"/>
      <text:p text:style-name="P8"/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if number is even,</text:p>
            <text:p text:style-name="P8"><text:tab/>then print even</text:p>
            <text:p text:style-name="P8"/>
            <text:p text:style-name="P8">otherwise,</text:p>
            <text:p text:style-name="P12"><text:tab/>do nothing</text:p>
          </table:table-cell>
          <table:table-cell table:style-name="Table2.B1" office:value-type="string">
            <text:p text:style-name="P30">if (number %2 == 0) {</text:p>
            <text:p text:style-name="P28"><text:s text:c="11"/><text:span text:style-name="T23">cout &lt;&lt; “even” &lt;&lt; endl;</text:span></text:p>
            <text:p text:style-name="P30">}</text:p>
            <text:p text:style-name="P30"/>
          </table:table-cell>
        </table:table-row>
      </table:table>
      <text:p text:style-name="P8"><text:soft-page-break/></text:p>
      <text:p text:style-name="P8"/>
      <text:p text:style-name="P18">Relational Operators:</text:p>
      <text:p text:style-name="P8"/>
      <table:table table:name="Table3" table:style-name="Table3" table:template-name="Default Style">
        <table:table-column table:style-name="Table3.A" table:number-columns-repeated="3"/>
        <table:table-column table:style-name="Table3.D"/>
        <table:table-row table:style-name="TableLine94292030236400">
          <table:table-cell table:style-name="Table3.A1" office:value-type="string">
            <text:p text:style-name="P23">equal</text:p>
          </table:table-cell>
          <table:table-cell table:style-name="Table3.B1" office:value-type="string">
            <text:p text:style-name="P24"/>
          </table:table-cell>
          <table:table-cell table:style-name="Table3.A1" office:value-type="string">
            <text:p text:style-name="P23">greater than</text:p>
          </table:table-cell>
          <table:table-cell table:style-name="Table3.D1" office:value-type="string">
            <text:p text:style-name="P24"/>
          </table:table-cell>
        </table:table-row>
        <table:table-row table:style-name="TableLine94292030249200">
          <table:table-cell table:style-name="Table3.A2" office:value-type="string">
            <text:p text:style-name="P23">not equal</text:p>
          </table:table-cell>
          <table:table-cell table:style-name="Table3.B2" office:value-type="string">
            <text:p text:style-name="P24"/>
          </table:table-cell>
          <table:table-cell table:style-name="Table3.A2" office:value-type="string">
            <text:p text:style-name="P23">less than or equal to</text:p>
          </table:table-cell>
          <table:table-cell table:style-name="Table3.D2" office:value-type="string">
            <text:p text:style-name="P24"/>
          </table:table-cell>
        </table:table-row>
        <table:table-row table:style-name="TableLine94292030251168">
          <table:table-cell table:style-name="Table3.A2" office:value-type="string">
            <text:p text:style-name="P23">less than</text:p>
          </table:table-cell>
          <table:table-cell table:style-name="Table3.B2" office:value-type="string">
            <text:p text:style-name="P24"/>
          </table:table-cell>
          <table:table-cell table:style-name="Table3.C3" office:value-type="string">
            <text:p text:style-name="P23">greater than or equal to</text:p>
          </table:table-cell>
          <table:table-cell table:style-name="Table3.D2" office:value-type="string">
            <text:p text:style-name="P24"/>
          </table:table-cell>
        </table:table-row>
      </table:table>
      <text:p text:style-name="P8"/>
      <text:p text:style-name="P19"/>
      <text:p text:style-name="P19">Random Terms:</text:p>
      <text:p text:style-name="P20"/>
      <text:p text:style-name="P11">block: <text:span text:style-name="T10">code in between { } </text:span></text:p>
      <text:p text:style-name="P11"/>
      <text:p text:style-name="P15"><text:tab/>Example:</text:p>
      <text:p text:style-name="P15"/>
      <text:p text:style-name="P15"/>
      <text:p text:style-name="P11">test condition: <text:span text:style-name="T10">the expression that determines whether or not the block is executed</text:span></text:p>
      <text:p text:style-name="P15"/>
      <text:p text:style-name="P31"><text:span text:style-name="Source_20_Text"><text:span text:style-name="T2"><text:tab/>Example:</text:span></text:span></text:p>
      <text:p text:style-name="P31"><text:span text:style-name="Source_20_Text"><text:span text:style-name="T4"/></text:span></text:p>
      <text:p text:style-name="P32"><text:span text:style-name="Source_20_Text"><text:span text:style-name="T3"/></text:span></text:p>
      <text:p text:style-name="P18">Scope:</text:p>
      <text:p text:style-name="P8"/>
      <text:p text:style-name="P22">The scope of a variable is the portion of the code that "sees" the variable, i.e. that knows it exists. The scope of a variable ends with the innermost block in which it was defined.</text:p>
      <text:p text:style-name="P22"/>
      <text:p text:style-name="P22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P13"/>
      <text:p text:style-name="P13"/>
      <text:p text:style-name="P21">Problem: Quadratic Formula</text:p>
      <text:p text:style-name="P21"/>
      <text:p text:style-name="P3">/***************************************************</text:p>
      <text:p text:style-name="P2">Implementing the Quadratic Formula</text:p>
      <text:p text:style-name="P6"/>
      <text:p text:style-name="P2">Write a program that reads in the coefficients of</text:p>
      <text:p text:style-name="P2">a quadratic polynomial, and prints out its roots.</text:p>
      <text:p text:style-name="P2">This time, deal correctly with complex roots!!!</text:p>
      <text:p text:style-name="P6"/>
      <text:p text:style-name="P2">The quadratic formula says that the roots of a</text:p>
      <text:p text:style-name="P2">polynomial <text:s/>a x^2 + b x + c <text:s/>are:</text:p>
      <text:p text:style-name="P4"><text:s text:c="11"/><text:span text:style-name="T1">____________ <text:s text:c="10"/>____________</text:span></text:p>
      <text:p text:style-name="P4"><text:s text:c="4"/><text:span text:style-name="T1">-b - \/ b^2 - 4 a c <text:s text:c="3"/>-b + \/ b^2 - 4 a c</text:span></text:p>
      <text:p text:style-name="P2">x = ------------------- , <text:s/>-------------------</text:p>
      <text:p text:style-name="P4"><text:soft-page-break/><text:s text:c="12"/><text:span text:style-name="T1">2 a <text:s text:c="19"/>2 a <text:s text:c="7"/></text:span></text:p>
      <text:p text:style-name="P6"/>
      <text:p text:style-name="P2">Remember, when b^2 - 4 a c you get imaginary roots,</text:p>
      <text:p text:style-name="P2">and they are given by :</text:p>
      <text:p text:style-name="P4"><text:s text:c="13"/><text:span text:style-name="T1">______________ <text:s text:c="11"/>______________</text:span></text:p>
      <text:p text:style-name="P4"><text:s text:c="4"/><text:span text:style-name="T1">-b - i \/ -b^2 + 4 a c <text:s text:c="3"/>-b + i \/ -b^2 + 4 a c</text:span></text:p>
      <text:p text:style-name="P2">x = ----------------------- , <text:s/>----------------------</text:p>
      <text:p text:style-name="P4"><text:s text:c="14"/><text:span text:style-name="T1">2 a <text:s text:c="22"/>2 a <text:s text:c="6"/></text:span></text:p>
      <text:p text:style-name="P6"/>
      <text:p text:style-name="P2">***************************************************/</text:p>
      <text:p text:style-name="P6"><text:span text:style-name="Strong_20_Emphasis"><text:span text:style-name="T5">#include </text:span></text:span><text:span text:style-name="Strong_20_Emphasis"><text:span text:style-name="T6">&lt;iostream&gt;</text:span></text:span></text:p>
      <text:p text:style-name="P6"><text:span text:style-name="Strong_20_Emphasis"><text:span text:style-name="T5">#include </text:span></text:span><text:span text:style-name="Strong_20_Emphasis"><text:span text:style-name="T6">&lt;cmath&gt;</text:span></text:span></text:p>
      <text:p text:style-name="P6"><text:span text:style-name="Strong_20_Emphasis"><text:span text:style-name="T8">using</text:span></text:span><text:span text:style-name="T8"> </text:span><text:span text:style-name="Strong_20_Emphasis"><text:span text:style-name="T8">namespace</text:span></text:span><text:span text:style-name="T8"> std;</text:span></text:p>
      <text:p text:style-name="P6"/>
      <text:p text:style-name="P6"><text:span text:style-name="Strong_20_Emphasis"><text:span text:style-name="T8">int</text:span></text:span><text:span text:style-name="T8"> main()</text:span></text:p>
      <text:p text:style-name="P6"><text:span text:style-name="Strong_20_Emphasis"><text:span text:style-name="T8">{</text:span></text:span></text:p>
      <text:p text:style-name="P5"><text:s text:c="2"/><text:span text:style-name="T21">// read in the coefficients of a x^2 + b x + c</text:span></text:p>
      <text:p text:style-name="P6"><text:span text:style-name="T7"><text:s text:c="2"/></text:span><text:span text:style-name="Strong_20_Emphasis"><text:span text:style-name="T8">double</text:span></text:span><text:span text:style-name="T8"> a,b,c;</text:span></text:p>
      <text:p text:style-name="P6"><text:span text:style-name="T7"><text:s text:c="2"/></text:span><text:span text:style-name="Strong_20_Emphasis"><text:span text:style-name="T8">char</text:span></text:span><text:span text:style-name="T8"> s;</text:span></text:p>
      <text:p text:style-name="P5"><text:s text:c="2"/><text:span text:style-name="T1">cout &lt;&lt; </text:span><text:span text:style-name="T20">"Enter coefficients a, b, c: "</text:span><text:span text:style-name="T1">;</text:span></text:p>
      <text:p text:style-name="P5"><text:s text:c="2"/><text:span text:style-name="T1">cin &gt;&gt; a &gt;&gt; s &gt;&gt; b &gt;&gt; s &gt;&gt; c;</text:span></text:p>
      <text:p text:style-name="P6"/>
      <text:p text:style-name="P5"><text:s text:c="2"/><text:span text:style-name="T21">// compute the common subexpression within squareroot</text:span></text:p>
      <text:p text:style-name="P6"><text:span text:style-name="T7"><text:s text:c="2"/></text:span><text:span text:style-name="Strong_20_Emphasis"><text:span text:style-name="T8">double</text:span></text:span><text:span text:style-name="T8"> d;</text:span></text:p>
      <text:p text:style-name="P5"><text:s text:c="2"/><text:span text:style-name="T1">d = b*b - </text:span><text:span text:style-name="T22">4.0</text:span><text:span text:style-name="T1">*a*c;</text:span></text:p>
      <text:p text:style-name="P6"/>
      <text:p text:style-name="P5"><text:s text:c="2"/><text:span text:style-name="T21">// THE CASE OF COMPLEX ROOTS</text:span></text:p>
      <text:p text:style-name="P6"><text:span text:style-name="T7"><text:s text:c="2"/></text:span><text:span text:style-name="Strong_20_Emphasis"><text:span text:style-name="T8">if</text:span></text:span><text:span text:style-name="T8"> (d &lt; </text:span><text:span text:style-name="T9">0</text:span><text:span text:style-name="T8">) </text:span></text:p>
      <text:p text:style-name="P6"><text:span text:style-name="T7"><text:s text:c="2"/></text:span><text:span text:style-name="Strong_20_Emphasis"><text:span text:style-name="T8">{</text:span></text:span><text:span text:style-name="T8"> </text:span></text:p>
      <text:p text:style-name="P5"><text:s text:c="4"/><text:span text:style-name="T1">cout &lt;&lt; </text:span><text:span text:style-name="T20">"The roots of the polynomial are "</text:span><text:span text:style-name="T1">;</text:span></text:p>
      <text:p text:style-name="P5"><text:s text:c="4"/><text:span text:style-name="T1">cout &lt;&lt; -b/(</text:span><text:span text:style-name="T22">2.0</text:span><text:span text:style-name="T1">*a) &lt;&lt; </text:span><text:span text:style-name="T20">" + "</text:span></text:p>
      <text:p text:style-name="P5"><text:s text:c="9"/><text:span text:style-name="T1">&lt;&lt;</text:span><text:span text:style-name="T20">"("</text:span><text:span text:style-name="T1"> &lt;&lt; -sqrt(-d)/(</text:span><text:span text:style-name="T22">2.0</text:span><text:span text:style-name="T1">*a) &lt;&lt; </text:span><text:span text:style-name="T20">")*i"</text:span><text:span text:style-name="T1">;</text:span></text:p>
      <text:p text:style-name="P5"><text:s text:c="4"/><text:span text:style-name="T1">cout &lt;&lt; </text:span><text:span text:style-name="T20">" and "</text:span><text:span text:style-name="T1">;</text:span></text:p>
      <text:p text:style-name="P5"><text:s text:c="4"/><text:span text:style-name="T1">cout &lt;&lt; -b/(</text:span><text:span text:style-name="T22">2.0</text:span><text:span text:style-name="T1">*a) &lt;&lt; </text:span><text:span text:style-name="T20">" + "</text:span></text:p>
      <text:p text:style-name="P5"><text:s text:c="9"/><text:span text:style-name="T1">&lt;&lt; </text:span><text:span text:style-name="T20">"("</text:span><text:span text:style-name="T1"> &lt;&lt; sqrt(-d)/(</text:span><text:span text:style-name="T22">2.0</text:span><text:span text:style-name="T1">*a) &lt;&lt; </text:span><text:span text:style-name="T20">")*i"</text:span><text:span text:style-name="T1"> </text:span></text:p>
      <text:p text:style-name="P5"><text:s text:c="9"/><text:span text:style-name="T1">&lt;&lt; endl;</text:span></text:p>
      <text:p text:style-name="P6"><text:span text:style-name="T7"><text:s text:c="2"/></text:span><text:span text:style-name="Strong_20_Emphasis"><text:span text:style-name="T8">}</text:span></text:span></text:p>
      <text:p text:style-name="P5"><text:s text:c="2"/><text:span text:style-name="T21">// <text:s/>THE CASE OF REAL ROOTS</text:span></text:p>
      <text:p text:style-name="P6"><text:span text:style-name="T7"><text:s text:c="2"/></text:span><text:span text:style-name="Strong_20_Emphasis"><text:span text:style-name="T8">else</text:span></text:span></text:p>
      <text:p text:style-name="P6"><text:span text:style-name="T7"><text:s text:c="2"/></text:span><text:span text:style-name="Strong_20_Emphasis"><text:span text:style-name="T8">{</text:span></text:span></text:p>
      <text:p text:style-name="P5"><text:s text:c="4"/><text:span text:style-name="T21">// compute x1 and x2, the two roots</text:span></text:p>
      <text:p text:style-name="P5"><text:s text:c="4"/><text:span text:style-name="T1">cout &lt;&lt; </text:span><text:span text:style-name="T20">"The roots of the polynomial are "</text:span><text:span text:style-name="T1">;</text:span></text:p>
      <text:p text:style-name="P5"><text:s text:c="4"/><text:span text:style-name="T1">cout &lt;&lt; (-b - sqrt(d))/(</text:span><text:span text:style-name="T22">2.0</text:span><text:span text:style-name="T1">*a) &lt;&lt; </text:span><text:span text:style-name="T20">" and "</text:span><text:span text:style-name="T1">;</text:span></text:p>
      <text:p text:style-name="P5"><text:s text:c="4"/><text:span text:style-name="T1">cout &lt;&lt; (-b + sqrt(d))/(</text:span><text:span text:style-name="T22">2.0</text:span><text:span text:style-name="T1">*a) &lt;&lt; endl;</text:span></text:p>
      <text:p text:style-name="P6"><text:span text:style-name="T7"><text:s text:c="2"/></text:span><text:span text:style-name="Strong_20_Emphasis"><text:span text:style-name="T8">}</text:span></text:span></text:p>
      <text:p text:style-name="P6"/>
      <text:p text:style-name="P6"><text:span text:style-name="T7"><text:s text:c="2"/></text:span><text:span text:style-name="Strong_20_Emphasis"><text:span text:style-name="T8">return</text:span></text:span><text:span text:style-name="T8"> </text:span><text:span text:style-name="T9">0</text:span><text:span text:style-name="T8">;</text:span></text:p>
      <text:p text:style-name="P7"><text:span text:style-name="Strong_20_Emphasis"><text:span text:style-name="T8">}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4:21:50.192132706</meta:creation-date>
    <dc:date>2022-09-02T07:31:14.898858243</dc:date>
    <meta:editing-duration>PT28M2S</meta:editing-duration>
    <meta:editing-cycles>9</meta:editing-cycles>
    <meta:generator>LibreOffice/6.4.7.2$Linux_X86_64 LibreOffice_project/40$Build-2</meta:generator>
    <meta:document-statistic meta:table-count="4" meta:image-count="0" meta:object-count="0" meta:page-count="3" meta:paragraph-count="108" meta:word-count="520" meta:character-count="2903" meta:non-whitespace-character-count="2141"/>
  </office:meta>
</office:document-meta>
</file>